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yriad Pro" svg:font-family="'Myriad Pro', Arial, Helvetica, Tahoma, sans-serif"/>
    <style:font-face style:name="Raleway" svg:font-family="Raleway"/>
    <style:font-face style:name="Verdana" svg:font-family="Verdan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3">
      <style:text-properties fo:color="#000000" style:font-name="Arial" officeooo:paragraph-rsid="0020beac"/>
    </style:style>
    <style:style style:name="P2" style:family="paragraph" style:parent-style-name="Text_20_body">
      <style:text-properties fo:color="#000000" officeooo:paragraph-rsid="001df913"/>
    </style:style>
    <style:style style:name="P3" style:family="paragraph" style:parent-style-name="Text_20_body">
      <style:text-properties fo:color="#000000" style:font-name="Arial" fo:font-size="13.5pt" officeooo:paragraph-rsid="001df913" style:font-size-asian="13.5pt" style:font-size-complex="13.5pt"/>
    </style:style>
    <style:style style:name="P4" style:family="paragraph" style:parent-style-name="Text_20_body">
      <style:text-properties fo:color="#000000" style:font-name="Arial" fo:font-size="13.5pt" officeooo:paragraph-rsid="001e27e9" style:font-size-asian="13.5pt" style:font-size-complex="13.5pt"/>
    </style:style>
    <style:style style:name="P5" style:family="paragraph" style:parent-style-name="Text_20_body">
      <style:text-properties fo:color="#000000" style:font-name="Arial" fo:font-size="13.5pt" style:text-underline-style="solid" style:text-underline-width="auto" style:text-underline-color="font-color" officeooo:paragraph-rsid="001e27e9" style:font-size-asian="13.5pt" style:font-size-complex="13.5pt"/>
    </style:style>
    <style:style style:name="P6" style:family="paragraph" style:parent-style-name="Text_20_body">
      <style:text-properties fo:color="#000000" style:font-name="Arial" fo:font-size="13.5pt" fo:font-weight="bold" officeooo:paragraph-rsid="001e27e9" style:font-size-asian="13.5pt" style:font-weight-asian="bold" style:font-size-complex="13.5pt" style:font-weight-complex="bold"/>
    </style:style>
    <style:style style:name="P7" style:family="paragraph" style:parent-style-name="Text_20_body">
      <style:text-properties fo:color="#000000" style:font-name="Arial" fo:font-size="13.5pt" fo:font-weight="normal" officeooo:paragraph-rsid="001e27e9" style:font-size-asian="13.5pt" style:font-weight-asian="normal" style:font-size-complex="13.5pt" style:font-weight-complex="normal"/>
    </style:style>
    <style:style style:name="P8" style:family="paragraph" style:parent-style-name="Text_20_body">
      <style:text-properties fo:color="#000000" style:font-name="Arial" fo:font-size="13.5pt" fo:font-weight="normal" officeooo:paragraph-rsid="0022618b" style:font-size-asian="13.5pt" style:font-weight-asian="normal" style:font-size-complex="13.5pt" style:font-weight-complex="normal"/>
    </style:style>
    <style:style style:name="P9" style:family="paragraph" style:parent-style-name="Text_20_body">
      <style:text-properties fo:color="#000000" fo:font-size="13.5pt" officeooo:paragraph-rsid="001e27e9" style:font-size-asian="13.5pt" style:font-size-complex="13.5pt"/>
    </style:style>
    <style:style style:name="P10" style:family="paragraph" style:parent-style-name="Text_20_body">
      <style:paragraph-properties fo:margin-left="0in" fo:margin-right="0in" fo:margin-top="0in" fo:margin-bottom="0.1043in" style:contextual-spacing="false" style:line-height-at-least="0.3543in" fo:text-indent="0in" style:auto-text-indent="false"/>
      <style:text-properties fo:font-variant="normal" fo:text-transform="none" fo:color="#000000" style:font-name="Arial" fo:font-size="13.5pt" fo:letter-spacing="normal" fo:font-style="normal" fo:font-weight="normal" officeooo:paragraph-rsid="0020beac"/>
    </style:style>
    <style:style style:name="T1" style:family="text">
      <style:text-properties officeooo:rsid="001df913"/>
    </style:style>
    <style:style style:name="T2" style:family="text">
      <style:text-properties officeooo:rsid="001e27e9"/>
    </style:style>
    <style:style style:name="T3" style:family="text">
      <style:text-properties style:text-underline-style="none" fo:font-weight="bold" officeooo:rsid="001df913" style:font-weight-asian="bold" style:font-weight-complex="bold"/>
    </style:style>
    <style:style style:name="T4" style:family="text">
      <style:text-properties fo:font-weight="bold" officeooo:rsid="001df913" style:font-weight-asian="bold" style:font-weight-complex="bold"/>
    </style:style>
    <style:style style:name="T5" style:family="text">
      <style:text-properties fo:font-variant="normal" fo:text-transform="none" fo:font-size="19.5pt" fo:letter-spacing="normal" fo:font-style="normal" fo:font-weight="bold" officeooo:rsid="001df913"/>
    </style:style>
    <style:style style:name="T6" style:family="text">
      <style:text-properties fo:font-variant="normal" fo:text-transform="none" fo:font-size="19.5pt" fo:letter-spacing="normal" fo:font-style="normal" fo:font-weight="bold" officeooo:rsid="0020beac"/>
    </style:style>
    <style:style style:name="T7" style:family="text">
      <style:text-properties fo:font-variant="normal" fo:text-transform="none" fo:color="#000000" style:font-name="Arial" fo:font-size="19.5pt" fo:letter-spacing="normal" fo:font-style="normal" fo:font-weight="bold" officeooo:rsid="001df913"/>
    </style:style>
    <style:style style:name="T8" style:family="text">
      <style:text-properties fo:font-variant="normal" fo:text-transform="none" fo:color="#000000" style:font-name="Arial" fo:letter-spacing="normal" fo:font-style="normal" fo:font-weight="bold" officeooo:rsid="001e27e9"/>
    </style:style>
    <style:style style:name="T9" style:family="text">
      <style:text-properties fo:font-variant="normal" fo:text-transform="none" style:font-name="Arial" fo:font-size="19.5pt" fo:letter-spacing="normal" fo:font-style="normal" fo:font-weight="bold" officeooo:rsid="001df913"/>
    </style:style>
    <style:style style:name="T10" style:family="text">
      <style:text-properties fo:font-variant="normal" fo:text-transform="none" style:font-name="Arial" fo:letter-spacing="normal" fo:font-style="normal" fo:font-weight="bold" officeooo:rsid="001e27e9"/>
    </style:style>
    <style:style style:name="T11" style:family="text">
      <style:text-properties fo:font-weight="normal" officeooo:rsid="001e27e9" style:font-weight-asian="normal" style:font-weight-complex="normal"/>
    </style:style>
    <style:style style:name="T12" style:family="text">
      <style:text-properties officeooo:rsid="0020beac"/>
    </style:style>
    <style:style style:name="T13" style:family="text">
      <style:text-properties fo:color="#ffffff" style:font-name="Myriad Pro"/>
    </style:style>
    <style:style style:name="T14" style:family="text">
      <style:text-properties style:font-size-asian="13.5pt" style:font-size-complex="13.5pt"/>
    </style:style>
    <style:style style:name="T15" style:family="text">
      <style:text-properties style:font-name="Myriad Pro"/>
    </style:style>
    <style:style style:name="T16" style:family="text">
      <style:text-properties officeooo:rsid="0022618b"/>
    </style:style>
    <style:style style:name="T17" style:family="text">
      <style:text-properties officeooo:rsid="0023251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text:span text:style-name="T6">Leegstand</text:span></text:h>
      <text:p text:style-name="P2"><text:span text:style-name="T9"/></text:p>
      <text:p text:style-name="P9"><text:span text:style-name="T10">Vraagstuk</text:span></text:p>
      <text:p text:style-name="P10"><text:span text:style-name="T14">“</text:span><text:span text:style-name="T15">Startende bedrijven, maatschappelijke organisaties en bewonersgroepen zoeken vaak naar een werkruimte. Deze zoektocht is nu niet eenvoudig. Met open data kunnen we inzichtelijk maken welke ruimtes leeg staan en kunnen we misschien zelfs zorgen dat de bewoners meer zeggenschap krijgen over vastgoed in hun wijk.</text:span><text:span text:style-name="T14">”</text:span></text:p>
      <text:p text:style-name="P3"><text:span text:style-name="T1"/></text:p>
      <text:p text:style-name="P5"><text:span text:style-name="T3">Leiders</text:span><text:span text:style-name="T1"> </text:span></text:p>
      <text:p text:style-name="P4"><text:span text:style-name="T1"><text:tab/></text:span><text:span text:style-name="T12">Pierre Mehlkopf</text:span></text:p>
      <text:p text:style-name="P4"><text:span text:style-name="T1"><text:tab/></text:span><text:span text:style-name="T12">Firoez Azarhoosh</text:span></text:p>
      <text:p text:style-name="P4"><text:span text:style-name="T12"><text:tab/>Machteld Combé</text:span></text:p>
      <text:p text:style-name="P6"><text:span text:style-name="T2">Datasets</text:span></text:p>
      <text:p text:style-name="P7"><text:span text:style-name="T2"><text:tab/></text:span><text:span text:style-name="T16">Kantoorleegstand </text:span><text:span text:style-name="T2">in Amsterdam, </text:span><text:span text:style-name="T16">2012,</text:span><text:span text:style-name="T2"> (Titel, lokatie, website) <text:s/></text:span></text:p>
      <text:p text:style-name="P8"><text:span text:style-name="T2"><text:tab/></text:span><text:span text:style-name="T16">Kantoorleegstand </text:span><text:span text:style-name="T2">in Amsterdam, </text:span><text:span text:style-name="T16">2013,</text:span><text:span text:style-name="T2"> (T</text:span><text:span text:style-name="T17">a</text:span><text:span text:style-name="T2">itel, lokatie, website) <text:s/></text:span></text:p>
      <text:p text:style-name="P3"><text:span text:style-name="T4"><text:tab/></text:span><text:span text:style-name="T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Myriad Pro" svg:font-family="'Myriad Pro', Arial, Helvetica, Tahoma, sans-serif"/>
    <style:font-face style:name="Raleway" svg:font-family="Raleway"/>
    <style:font-face style:name="Verdana" svg:font-family="Verdan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sma Mcharek</meta:initial-creator>
    <meta:creation-date>2014-04-23T22:36:55</meta:creation-date>
    <dc:date>2014-04-23T23:02:47</dc:date>
    <dc:creator>Besma Mcharek</dc:creator>
    <meta:editing-duration>PT19M33S</meta:editing-duration>
    <meta:editing-cycles>5</meta:editing-cycles>
    <meta:generator>LibreOffice/4.0.2.2$Linux_X86_64 LibreOffice_project/400m0$Build-2</meta:generator>
    <meta:document-statistic meta:table-count="0" meta:image-count="0" meta:object-count="0" meta:page-count="1" meta:paragraph-count="11" meta:word-count="69" meta:character-count="528" meta:non-whitespace-character-count="457"/>
  </office:meta>
</office:document-meta>
</file>